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color="#595959" fo:font-size="14pt" style:font-size-asian="14pt" style:font-size-complex="14pt"/>
    </style:style>
    <style:style style:name="co1" style:family="table-column">
      <style:table-column-properties fo:break-before="auto" style:column-width="4.47145833333333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4.206875cm" style:use-optimal-column-width="true"/>
    </style:style>
    <style:style style:name="co4" style:family="table-column">
      <style:table-column-properties fo:break-before="auto" style:column-width="3.413125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1.296458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3.59833333333333cm" style:use-optimal-column-width="true"/>
    </style:style>
    <style:style style:name="co13" style:family="table-column">
      <style:table-column-properties fo:break-before="auto" style:column-width="2.8575cm" style:use-optimal-column-width="true"/>
    </style:style>
    <style:style style:name="co14" style:family="table-column">
      <style:table-column-properties fo:break-before="auto" style:column-width="4.10104166666667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2.24895833333333cm" style:use-optimal-column-width="true"/>
    </style:style>
    <style:style style:name="co17" style:family="table-column">
      <style:table-column-properties fo:break-before="auto" style:column-width="2.88395833333333cm" style:use-optimal-column-width="true"/>
    </style:style>
    <style:style style:name="co18" style:family="table-column">
      <style:table-column-properties fo:break-before="auto" style:column-width="2.27541666666667cm" style:use-optimal-column-width="true"/>
    </style:style>
    <style:style style:name="co19" style:family="table-column">
      <style:table-column-properties fo:break-before="auto" style:column-width="2.91041666666667cm" style:use-optimal-column-width="true"/>
    </style:style>
    <style:style style:name="co20" style:family="table-column">
      <style:table-column-properties fo:break-before="auto" style:column-width="2.51354166666667cm" style:use-optimal-column-width="true"/>
    </style:style>
    <style:style style:name="co21" style:family="table-column">
      <style:table-column-properties fo:break-before="auto" style:column-width="3.12208333333333cm" style:use-optimal-column-width="true"/>
    </style:style>
    <style:style style:name="co22" style:family="table-column">
      <style:table-column-properties fo:break-before="auto" style:column-width="1.61395833333333cm" style:use-optimal-column-width="true"/>
    </style:style>
    <style:style style:name="co23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o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6">
            <text:p>Scenario</text:p>
          </table:table-cell>
          <table:table-cell office:value-type="string" table:style-name="ce6">
            <text:p>Scale</text:p>
          </table:table-cell>
          <table:table-cell office:value-type="string" table:style-name="ce6">
            <text:p>XForm</text:p>
          </table:table-cell>
          <table:table-cell office:value-type="string" table:style-name="ce6">
            <text:p>AfterGenerate (kB)</text:p>
          </table:table-cell>
          <table:table-cell office:value-type="string" table:style-name="ce6">
            <text:p>AfterXformInit (kB)</text:p>
          </table:table-cell>
          <table:table-cell office:value-type="string" table:style-name="ce6">
            <text:p>AfterFirstXform (kB)</text:p>
          </table:table-cell>
          <table:table-cell office:value-type="string" table:style-name="ce6">
            <text:p>AfterLastXform (kB)</text:p>
          </table:table-cell>
          <table:table-cell office:value-type="string" table:style-name="ce6">
            <text:p>Code generator type</text:p>
          </table:table-cell>
          <table:table-cell table:style-name="ce1"/>
          <table:table-cell office:value-type="string" table:style-name="ce3">
            <text:p>Data row name</text:p>
          </table:table-cell>
          <table:table-cell table:number-columns-repeated="2"/>
          <table:table-cell table:style-name="ce1">
            <draw:frame draw:z-index="1" draw:id="id0" draw:style-name="a0" draw:name="Diagram 1" svg:x="0.22917in" svg:y="0.19792in" svg:width="6.07598in" svg:height="5.015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139896" table:style-name="ce1">
            <text:p>139896</text:p>
          </table:table-cell>
          <table:table-cell office:value-type="float" office:value="139411" table:style-name="ce1">
            <text:p>139411</text:p>
          </table:table-cell>
          <table:table-cell office:value-type="float" office:value="141497" table:style-name="ce1">
            <text:p>141497</text:p>
          </table:table-cell>
          <table:table-cell office:value-type="float" office:value="351759" table:style-name="ce1">
            <text:p>35175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2];&quot; &quot;;[.H2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able:cell-range-source table:name="data" table:last-column-spanned="11" table:last-row-spanned="273" xlink:href="C:\Users\User\Desktop\data.csv"/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149563" table:style-name="ce1">
            <text:p>149563</text:p>
          </table:table-cell>
          <table:table-cell office:value-type="float" office:value="145329" table:style-name="ce1">
            <text:p>145329</text:p>
          </table:table-cell>
          <table:table-cell office:value-type="float" office:value="150147" table:style-name="ce1">
            <text:p>150147</text:p>
          </table:table-cell>
          <table:table-cell office:value-type="float" office:value="341831" table:style-name="ce1">
            <text:p>34183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3];&quot; &quot;;[.H3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167075" table:style-name="ce1">
            <text:p>167075</text:p>
          </table:table-cell>
          <table:table-cell office:value-type="float" office:value="159674" table:style-name="ce1">
            <text:p>159674</text:p>
          </table:table-cell>
          <table:table-cell office:value-type="float" office:value="168884" table:style-name="ce1">
            <text:p>168884</text:p>
          </table:table-cell>
          <table:table-cell office:value-type="float" office:value="525681" table:style-name="ce1">
            <text:p>52568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4];&quot; &quot;;[.H4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145222" table:style-name="ce1">
            <text:p>145222</text:p>
          </table:table-cell>
          <table:table-cell office:value-type="float" office:value="141636" table:style-name="ce1">
            <text:p>141636</text:p>
          </table:table-cell>
          <table:table-cell office:value-type="float" office:value="143830" table:style-name="ce1">
            <text:p>143830</text:p>
          </table:table-cell>
          <table:table-cell office:value-type="float" office:value="356544" table:style-name="ce1">
            <text:p>356544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5];&quot; &quot;;[.H5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157274" table:style-name="ce1">
            <text:p>157274</text:p>
          </table:table-cell>
          <table:table-cell office:value-type="float" office:value="150550" table:style-name="ce1">
            <text:p>150550</text:p>
          </table:table-cell>
          <table:table-cell office:value-type="float" office:value="158094" table:style-name="ce1">
            <text:p>158094</text:p>
          </table:table-cell>
          <table:table-cell office:value-type="float" office:value="418753" table:style-name="ce1">
            <text:p>418753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6];&quot; &quot;;[.H6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200661" table:style-name="ce1">
            <text:p>200661</text:p>
          </table:table-cell>
          <table:table-cell office:value-type="float" office:value="172971" table:style-name="ce1">
            <text:p>172971</text:p>
          </table:table-cell>
          <table:table-cell office:value-type="float" office:value="189442" table:style-name="ce1">
            <text:p>189442</text:p>
          </table:table-cell>
          <table:table-cell office:value-type="float" office:value="396778" table:style-name="ce1">
            <text:p>39677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7];&quot; &quot;;[.H7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91260" table:style-name="ce1">
            <text:p>91260</text:p>
          </table:table-cell>
          <table:table-cell office:value-type="float" office:value="89449" table:style-name="ce1">
            <text:p>89449</text:p>
          </table:table-cell>
          <table:table-cell office:value-type="float" office:value="89343" table:style-name="ce1">
            <text:p>89343</text:p>
          </table:table-cell>
          <table:table-cell office:value-type="float" office:value="339976" table:style-name="ce1">
            <text:p>33997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8];&quot; &quot;;[.H8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99548" table:style-name="ce1">
            <text:p>99548</text:p>
          </table:table-cell>
          <table:table-cell office:value-type="float" office:value="92966" table:style-name="ce1">
            <text:p>92966</text:p>
          </table:table-cell>
          <table:table-cell office:value-type="float" office:value="93737" table:style-name="ce1">
            <text:p>93737</text:p>
          </table:table-cell>
          <table:table-cell office:value-type="float" office:value="309669" table:style-name="ce1">
            <text:p>30966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9];&quot; &quot;;[.H9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120049" table:style-name="ce1">
            <text:p>120049</text:p>
          </table:table-cell>
          <table:table-cell office:value-type="float" office:value="102458" table:style-name="ce1">
            <text:p>102458</text:p>
          </table:table-cell>
          <table:table-cell office:value-type="float" office:value="105044" table:style-name="ce1">
            <text:p>105044</text:p>
          </table:table-cell>
          <table:table-cell office:value-type="float" office:value="159622" table:style-name="ce1">
            <text:p>159622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0];&quot; &quot;;[.H10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96467" table:style-name="ce1">
            <text:p>96467</text:p>
          </table:table-cell>
          <table:table-cell office:value-type="float" office:value="90737" table:style-name="ce1">
            <text:p>90737</text:p>
          </table:table-cell>
          <table:table-cell office:value-type="float" office:value="91045" table:style-name="ce1">
            <text:p>91045</text:p>
          </table:table-cell>
          <table:table-cell office:value-type="float" office:value="268312" table:style-name="ce1">
            <text:p>268312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1];&quot; &quot;;[.H11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107062" table:style-name="ce1">
            <text:p>107062</text:p>
          </table:table-cell>
          <table:table-cell office:value-type="float" office:value="96976" table:style-name="ce1">
            <text:p>96976</text:p>
          </table:table-cell>
          <table:table-cell office:value-type="float" office:value="97940" table:style-name="ce1">
            <text:p>97940</text:p>
          </table:table-cell>
          <table:table-cell office:value-type="float" office:value="276140" table:style-name="ce1">
            <text:p>27614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2];&quot; &quot;;[.H12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138986" table:style-name="ce1">
            <text:p>138986</text:p>
          </table:table-cell>
          <table:table-cell office:value-type="float" office:value="114526" table:style-name="ce1">
            <text:p>114526</text:p>
          </table:table-cell>
          <table:table-cell office:value-type="float" office:value="116848" table:style-name="ce1">
            <text:p>116848</text:p>
          </table:table-cell>
          <table:table-cell office:value-type="float" office:value="157538" table:style-name="ce1">
            <text:p>15753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3];&quot; &quot;;[.H13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79494" table:style-name="ce1">
            <text:p>79494</text:p>
          </table:table-cell>
          <table:table-cell office:value-type="float" office:value="45314" table:style-name="ce1">
            <text:p>45314</text:p>
          </table:table-cell>
          <table:table-cell office:value-type="float" office:value="45959" table:style-name="ce1">
            <text:p>45959</text:p>
          </table:table-cell>
          <table:table-cell office:value-type="float" office:value="140401" table:style-name="ce1">
            <text:p>14040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4];&quot; &quot;;[.H14])" table:style-name="ce1">
            <text:p>BatchSimple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65020" table:style-name="ce1">
            <text:p>65020</text:p>
          </table:table-cell>
          <table:table-cell office:value-type="float" office:value="59040" table:style-name="ce1">
            <text:p>59040</text:p>
          </table:table-cell>
          <table:table-cell office:value-type="float" office:value="58224" table:style-name="ce1">
            <text:p>58224</text:p>
          </table:table-cell>
          <table:table-cell office:value-type="float" office:value="63388" table:style-name="ce1">
            <text:p>6338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5];&quot; &quot;;[.H15])" table:style-name="ce1">
            <text:p>BatchSimple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81520" table:style-name="ce1">
            <text:p>81520</text:p>
          </table:table-cell>
          <table:table-cell office:value-type="float" office:value="64370" table:style-name="ce1">
            <text:p>64370</text:p>
          </table:table-cell>
          <table:table-cell office:value-type="float" office:value="62412" table:style-name="ce1">
            <text:p>62412</text:p>
          </table:table-cell>
          <table:table-cell office:value-type="float" office:value="77119" table:style-name="ce1">
            <text:p>7711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6];&quot; &quot;;[.H16])" table:style-name="ce1">
            <text:p>BatchSimple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61241" table:style-name="ce1">
            <text:p>61241</text:p>
          </table:table-cell>
          <table:table-cell office:value-type="float" office:value="56730" table:style-name="ce1">
            <text:p>56730</text:p>
          </table:table-cell>
          <table:table-cell office:value-type="float" office:value="56777" table:style-name="ce1">
            <text:p>56777</text:p>
          </table:table-cell>
          <table:table-cell office:value-type="float" office:value="139241" table:style-name="ce1">
            <text:p>139241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7];&quot; &quot;;[.H17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70456" table:style-name="ce1">
            <text:p>70456</text:p>
          </table:table-cell>
          <table:table-cell office:value-type="float" office:value="60044" table:style-name="ce1">
            <text:p>60044</text:p>
          </table:table-cell>
          <table:table-cell office:value-type="float" office:value="60729" table:style-name="ce1">
            <text:p>60729</text:p>
          </table:table-cell>
          <table:table-cell office:value-type="float" office:value="65894" table:style-name="ce1">
            <text:p>65894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8];&quot; &quot;;[.H18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90313" table:style-name="ce1">
            <text:p>90313</text:p>
          </table:table-cell>
          <table:table-cell office:value-type="float" office:value="71851" table:style-name="ce1">
            <text:p>71851</text:p>
          </table:table-cell>
          <table:table-cell office:value-type="float" office:value="71522" table:style-name="ce1">
            <text:p>71522</text:p>
          </table:table-cell>
          <table:table-cell office:value-type="float" office:value="82986" table:style-name="ce1">
            <text:p>82986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9];&quot; &quot;;[.H19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323265" table:style-name="ce1">
            <text:p>323265</text:p>
          </table:table-cell>
          <table:table-cell office:value-type="float" office:value="318361" table:style-name="ce1">
            <text:p>318361</text:p>
          </table:table-cell>
          <table:table-cell office:value-type="float" office:value="327135" table:style-name="ce1">
            <text:p>327135</text:p>
          </table:table-cell>
          <table:table-cell office:value-type="float" office:value="534001" table:style-name="ce1">
            <text:p>53400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0];&quot; &quot;;[.H20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326824" table:style-name="ce1">
            <text:p>326824</text:p>
          </table:table-cell>
          <table:table-cell office:value-type="float" office:value="325387" table:style-name="ce1">
            <text:p>325387</text:p>
          </table:table-cell>
          <table:table-cell office:value-type="float" office:value="337361" table:style-name="ce1">
            <text:p>337361</text:p>
          </table:table-cell>
          <table:table-cell office:value-type="float" office:value="552946" table:style-name="ce1">
            <text:p>55294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1];&quot; &quot;;[.H21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349442" table:style-name="ce1">
            <text:p>349442</text:p>
          </table:table-cell>
          <table:table-cell office:value-type="float" office:value="342631" table:style-name="ce1">
            <text:p>342631</text:p>
          </table:table-cell>
          <table:table-cell office:value-type="float" office:value="365825" table:style-name="ce1">
            <text:p>365825</text:p>
          </table:table-cell>
          <table:table-cell office:value-type="float" office:value="552738" table:style-name="ce1">
            <text:p>55273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2];&quot; &quot;;[.H22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322465" table:style-name="ce1">
            <text:p>322465</text:p>
          </table:table-cell>
          <table:table-cell office:value-type="float" office:value="320561" table:style-name="ce1">
            <text:p>320561</text:p>
          </table:table-cell>
          <table:table-cell office:value-type="float" office:value="325797" table:style-name="ce1">
            <text:p>325797</text:p>
          </table:table-cell>
          <table:table-cell office:value-type="float" office:value="540630" table:style-name="ce1">
            <text:p>54063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3];&quot; &quot;;[.H23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343860" table:style-name="ce1">
            <text:p>343860</text:p>
          </table:table-cell>
          <table:table-cell office:value-type="float" office:value="330636" table:style-name="ce1">
            <text:p>330636</text:p>
          </table:table-cell>
          <table:table-cell office:value-type="float" office:value="342547" table:style-name="ce1">
            <text:p>342547</text:p>
          </table:table-cell>
          <table:table-cell office:value-type="float" office:value="551795" table:style-name="ce1">
            <text:p>551795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4];&quot; &quot;;[.H24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370022" table:style-name="ce1">
            <text:p>370022</text:p>
          </table:table-cell>
          <table:table-cell office:value-type="float" office:value="355874" table:style-name="ce1">
            <text:p>355874</text:p>
          </table:table-cell>
          <table:table-cell office:value-type="float" office:value="379838" table:style-name="ce1">
            <text:p>379838</text:p>
          </table:table-cell>
          <table:table-cell office:value-type="float" office:value="603076" table:style-name="ce1">
            <text:p>603076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5];&quot; &quot;;[.H25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207930" table:style-name="ce1">
            <text:p>207930</text:p>
          </table:table-cell>
          <table:table-cell office:value-type="float" office:value="198525" table:style-name="ce1">
            <text:p>198525</text:p>
          </table:table-cell>
          <table:table-cell office:value-type="float" office:value="201177" table:style-name="ce1">
            <text:p>201177</text:p>
          </table:table-cell>
          <table:table-cell office:value-type="float" office:value="416814" table:style-name="ce1">
            <text:p>416814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6];&quot; &quot;;[.H26])" table:style-name="ce1">
            <text:p>QueryResultTraceability Distributed</text:p>
          </table:table-cell>
          <table:table-cell table:number-columns-repeated="2"/>
          <table:table-cell table:style-name="ce1">
            <draw:frame draw:z-index="2" draw:id="id1" draw:style-name="a1" draw:name="Diagram 2" svg:x="0.1875in" svg:y="0.13542in" svg:width="6.07598in" svg:height="5.01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211615" table:style-name="ce1">
            <text:p>211615</text:p>
          </table:table-cell>
          <table:table-cell office:value-type="float" office:value="222654" table:style-name="ce1">
            <text:p>222654</text:p>
          </table:table-cell>
          <table:table-cell office:value-type="float" office:value="221478" table:style-name="ce1">
            <text:p>221478</text:p>
          </table:table-cell>
          <table:table-cell office:value-type="float" office:value="440311" table:style-name="ce1">
            <text:p>44031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7];&quot; &quot;;[.H27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254809" table:style-name="ce1">
            <text:p>254809</text:p>
          </table:table-cell>
          <table:table-cell office:value-type="float" office:value="282498" table:style-name="ce1">
            <text:p>282498</text:p>
          </table:table-cell>
          <table:table-cell office:value-type="float" office:value="291368" table:style-name="ce1">
            <text:p>291368</text:p>
          </table:table-cell>
          <table:table-cell office:value-type="float" office:value="519609" table:style-name="ce1">
            <text:p>51960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8];&quot; &quot;;[.H28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206553" table:style-name="ce1">
            <text:p>206553</text:p>
          </table:table-cell>
          <table:table-cell office:value-type="float" office:value="200214" table:style-name="ce1">
            <text:p>200214</text:p>
          </table:table-cell>
          <table:table-cell office:value-type="float" office:value="203026" table:style-name="ce1">
            <text:p>203026</text:p>
          </table:table-cell>
          <table:table-cell office:value-type="float" office:value="457249" table:style-name="ce1">
            <text:p>457249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29];&quot; &quot;;[.H29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243396" table:style-name="ce1">
            <text:p>243396</text:p>
          </table:table-cell>
          <table:table-cell office:value-type="float" office:value="221487" table:style-name="ce1">
            <text:p>221487</text:p>
          </table:table-cell>
          <table:table-cell office:value-type="float" office:value="226749" table:style-name="ce1">
            <text:p>226749</text:p>
          </table:table-cell>
          <table:table-cell office:value-type="float" office:value="417673" table:style-name="ce1">
            <text:p>417673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30];&quot; &quot;;[.H30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323090" table:style-name="ce1">
            <text:p>323090</text:p>
          </table:table-cell>
          <table:table-cell office:value-type="float" office:value="286208" table:style-name="ce1">
            <text:p>286208</text:p>
          </table:table-cell>
          <table:table-cell office:value-type="float" office:value="296169" table:style-name="ce1">
            <text:p>296169</text:p>
          </table:table-cell>
          <table:table-cell office:value-type="float" office:value="490592" table:style-name="ce1">
            <text:p>490592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31];&quot; &quot;;[.H31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611652" table:style-name="ce1">
            <text:p>611652</text:p>
          </table:table-cell>
          <table:table-cell office:value-type="float" office:value="456847" table:style-name="ce1">
            <text:p>456847</text:p>
          </table:table-cell>
          <table:table-cell office:value-type="float" office:value="454042" table:style-name="ce1">
            <text:p>454042</text:p>
          </table:table-cell>
          <table:table-cell office:value-type="float" office:value="643048" table:style-name="ce1">
            <text:p>64304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2];&quot; &quot;;[.H32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456933" table:style-name="ce1">
            <text:p>456933</text:p>
          </table:table-cell>
          <table:table-cell office:value-type="float" office:value="488287" table:style-name="ce1">
            <text:p>488287</text:p>
          </table:table-cell>
          <table:table-cell office:value-type="float" office:value="488107" table:style-name="ce1">
            <text:p>488107</text:p>
          </table:table-cell>
          <table:table-cell office:value-type="float" office:value="661273" table:style-name="ce1">
            <text:p>661273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3];&quot; &quot;;[.H33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497109" table:style-name="ce1">
            <text:p>497109</text:p>
          </table:table-cell>
          <table:table-cell office:value-type="float" office:value="608838" table:style-name="ce1">
            <text:p>608838</text:p>
          </table:table-cell>
          <table:table-cell office:value-type="float" office:value="608456" table:style-name="ce1">
            <text:p>608456</text:p>
          </table:table-cell>
          <table:table-cell office:value-type="float" office:value="768826" table:style-name="ce1">
            <text:p>76882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4];&quot; &quot;;[.H34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453522" table:style-name="ce1">
            <text:p>453522</text:p>
          </table:table-cell>
          <table:table-cell office:value-type="float" office:value="456733" table:style-name="ce1">
            <text:p>456733</text:p>
          </table:table-cell>
          <table:table-cell office:value-type="float" office:value="456349" table:style-name="ce1">
            <text:p>456349</text:p>
          </table:table-cell>
          <table:table-cell office:value-type="float" office:value="641701" table:style-name="ce1">
            <text:p>641701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5];&quot; &quot;;[.H35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478923" table:style-name="ce1">
            <text:p>478923</text:p>
          </table:table-cell>
          <table:table-cell office:value-type="float" office:value="492759" table:style-name="ce1">
            <text:p>492759</text:p>
          </table:table-cell>
          <table:table-cell office:value-type="float" office:value="492486" table:style-name="ce1">
            <text:p>492486</text:p>
          </table:table-cell>
          <table:table-cell office:value-type="float" office:value="682373" table:style-name="ce1">
            <text:p>682373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6];&quot; &quot;;[.H36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564095" table:style-name="ce1">
            <text:p>564095</text:p>
          </table:table-cell>
          <table:table-cell office:value-type="float" office:value="625638" table:style-name="ce1">
            <text:p>625638</text:p>
          </table:table-cell>
          <table:table-cell office:value-type="float" office:value="625383" table:style-name="ce1">
            <text:p>625383</text:p>
          </table:table-cell>
          <table:table-cell office:value-type="float" office:value="820708" table:style-name="ce1">
            <text:p>82070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7];&quot; &quot;;[.H37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PartialBatch</text:p>
          </table:table-cell>
          <table:table-cell office:value-type="float" office:value="231368" table:style-name="ce1">
            <text:p>231368</text:p>
          </table:table-cell>
          <table:table-cell office:value-type="float" office:value="124176" table:style-name="ce1">
            <text:p>124176</text:p>
          </table:table-cell>
          <table:table-cell office:value-type="float" office:value="133228" table:style-name="ce1">
            <text:p>133228</text:p>
          </table:table-cell>
          <table:table-cell office:value-type="float" office:value="244459" table:style-name="ce1">
            <text:p>24445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38];&quot; &quot;;[.H38])" table:style-name="ce1">
            <text:p>PartialBatch Distributed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PartialBatch</text:p>
          </table:table-cell>
          <table:table-cell office:value-type="float" office:value="116348" table:style-name="ce1">
            <text:p>116348</text:p>
          </table:table-cell>
          <table:table-cell office:value-type="float" office:value="122508" table:style-name="ce1">
            <text:p>122508</text:p>
          </table:table-cell>
          <table:table-cell office:value-type="float" office:value="114373" table:style-name="ce1">
            <text:p>114373</text:p>
          </table:table-cell>
          <table:table-cell office:value-type="float" office:value="307606" table:style-name="ce1">
            <text:p>30760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39];&quot; &quot;;[.H39])" table:style-name="ce1">
            <text:p>PartialBatch Distributed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PartialBatch</text:p>
          </table:table-cell>
          <table:table-cell office:value-type="float" office:value="141860" table:style-name="ce1">
            <text:p>141860</text:p>
          </table:table-cell>
          <table:table-cell office:value-type="float" office:value="133949" table:style-name="ce1">
            <text:p>133949</text:p>
          </table:table-cell>
          <table:table-cell office:value-type="float" office:value="135403" table:style-name="ce1">
            <text:p>135403</text:p>
          </table:table-cell>
          <table:table-cell office:value-type="float" office:value="321331" table:style-name="ce1">
            <text:p>32133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0];&quot; &quot;;[.H40])" table:style-name="ce1">
            <text:p>PartialBatch Distributed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PartialBatch</text:p>
          </table:table-cell>
          <table:table-cell office:value-type="float" office:value="135382" table:style-name="ce1">
            <text:p>135382</text:p>
          </table:table-cell>
          <table:table-cell office:value-type="float" office:value="140715" table:style-name="ce1">
            <text:p>140715</text:p>
          </table:table-cell>
          <table:table-cell office:value-type="float" office:value="130863" table:style-name="ce1">
            <text:p>130863</text:p>
          </table:table-cell>
          <table:table-cell office:value-type="float" office:value="235643" table:style-name="ce1">
            <text:p>235643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41];&quot; &quot;;[.H41])" table:style-name="ce1">
            <text:p>PartialBatch JDT-based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PartialBatch</text:p>
          </table:table-cell>
          <table:table-cell office:value-type="float" office:value="128080" table:style-name="ce1">
            <text:p>128080</text:p>
          </table:table-cell>
          <table:table-cell office:value-type="float" office:value="150704" table:style-name="ce1">
            <text:p>150704</text:p>
          </table:table-cell>
          <table:table-cell office:value-type="float" office:value="125160" table:style-name="ce1">
            <text:p>125160</text:p>
          </table:table-cell>
          <table:table-cell office:value-type="float" office:value="294658" table:style-name="ce1">
            <text:p>29465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42];&quot; &quot;;[.H42])" table:style-name="ce1">
            <text:p>PartialBatch JDT-based</text:p>
          </table:table-cell>
          <table:table-cell table:number-columns-repeated="16374"/>
        </table:table-row>
        <table:table-row table:style-name="ro1">
          <table:table-cell table:number-columns-repeated="2" table:style-name="ce1"/>
          <table:table-cell office:value-type="string" table:style-name="ce1">
            <text:p>PartialBatch</text:p>
          </table:table-cell>
          <table:table-cell office:value-type="float" office:value="298743" table:style-name="ce1">
            <text:p>298743</text:p>
          </table:table-cell>
          <table:table-cell office:value-type="float" office:value="143800" table:style-name="ce1">
            <text:p>143800</text:p>
          </table:table-cell>
          <table:table-cell office:value-type="float" office:value="147198" table:style-name="ce1">
            <text:p>147198</text:p>
          </table:table-cell>
          <table:table-cell office:value-type="float" office:value="342142" table:style-name="ce1">
            <text:p>342142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43];&quot; &quot;;[.H43])" table:style-name="ce1">
            <text:p>PartialBatch JDT-based</text:p>
          </table:table-cell>
          <table:table-cell table:number-columns-repeated="16374"/>
        </table:table-row>
        <table:table-row table:number-rows-repeated="1048533" table:style-name="ro1">
          <table:table-cell table:number-columns-repeated="16384"/>
        </table:table-row>
        <table:named-expressions>
          <table:named-range table:name="data_1" table:cell-range-address="memory.$A$3:memory.$K$275" table:base-cell-address="memory.$A$1"/>
        </table:named-expressions>
      </table:table>
      <table:table table:name="time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3">
            <text:p>Scenario</text:p>
          </table:table-cell>
          <table:table-cell office:value-type="string" table:style-name="ce2">
            <text:p>Scale</text:p>
          </table:table-cell>
          <table:table-cell office:value-type="string" table:style-name="ce2">
            <text:p>Xform</text:p>
          </table:table-cell>
          <table:table-cell office:value-type="string" table:style-name="ce2">
            <text:p>GenerateTime</text:p>
          </table:table-cell>
          <table:table-cell office:value-type="string" table:style-name="ce5">
            <text:p>XformInitTime</text:p>
          </table:table-cell>
          <table:table-cell office:value-type="string" table:style-name="ce5">
            <text:p>CodeGeneratorTime</text:p>
          </table:table-cell>
          <table:table-cell office:value-type="string" table:style-name="ce5">
            <text:p>m2mXformTime</text:p>
          </table:table-cell>
          <table:table-cell office:value-type="string" table:style-name="ce5">
            <text:p>m2tXformTime</text:p>
          </table:table-cell>
          <table:table-cell office:value-type="string" table:style-name="ce5">
            <text:p>m2mSecondXformTime</text:p>
          </table:table-cell>
          <table:table-cell office:value-type="string" table:style-name="ce5">
            <text:p>m2tSecondXformTime</text:p>
          </table:table-cell>
          <table:table-cell office:value-type="string" table:style-name="ce5">
            <text:p>Code generator type</text:p>
          </table:table-cell>
          <table:table-cell table:style-name="ce4"/>
          <table:table-cell office:value-type="string" table:style-name="ce3">
            <text:p>Data row name</text:p>
          </table:table-cell>
          <table:table-cell table:number-columns-repeated="2" table:style-name="ce4"/>
          <table:table-cell table:style-name="ce4">
            <draw:frame draw:z-index="1" draw:id="id2" draw:style-name="a2" draw:name="Diagram 2" svg:x="0.644in" svg:y="0.09804in" svg:width="6.07598in" svg:height="5.015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 table:style-name="ce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2435" table:style-name="ce1">
            <text:p>2435</text:p>
          </table:table-cell>
          <table:table-cell office:value-type="float" office:value="641" table:style-name="ce1">
            <text:p>64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2];&quot; &quot;;[.K2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292" table:style-name="ce1">
            <text:p>2292</text:p>
          </table:table-cell>
          <table:table-cell office:value-type="float" office:value="1291" table:style-name="ce1">
            <text:p>1291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3];&quot; &quot;;[.K3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403" table:style-name="ce1">
            <text:p>2403</text:p>
          </table:table-cell>
          <table:table-cell office:value-type="float" office:value="2683" table:style-name="ce1">
            <text:p>2683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4];&quot; &quot;;[.K4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298" table:style-name="ce1">
            <text:p>2298</text:p>
          </table:table-cell>
          <table:table-cell office:value-type="float" office:value="592" table:style-name="ce1">
            <text:p>59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5];&quot; &quot;;[.K5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317" table:style-name="ce1">
            <text:p>2317</text:p>
          </table:table-cell>
          <table:table-cell office:value-type="float" office:value="1246" table:style-name="ce1">
            <text:p>1246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6];&quot; &quot;;[.K6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149" table:style-name="ce1">
            <text:p>149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2464" table:style-name="ce1">
            <text:p>2464</text:p>
          </table:table-cell>
          <table:table-cell office:value-type="float" office:value="2666" table:style-name="ce1">
            <text:p>2666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7];&quot; &quot;;[.K7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959" table:style-name="ce1">
            <text:p>1959</text:p>
          </table:table-cell>
          <table:table-cell office:value-type="float" office:value="628" table:style-name="ce1">
            <text:p>628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8];&quot; &quot;;[.K8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21" table:style-name="ce1">
            <text:p>2321</text:p>
          </table:table-cell>
          <table:table-cell office:value-type="float" office:value="1343" table:style-name="ce1">
            <text:p>1343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9];&quot; &quot;;[.K9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035" table:style-name="ce1">
            <text:p>3035</text:p>
          </table:table-cell>
          <table:table-cell office:value-type="float" office:value="2755" table:style-name="ce1">
            <text:p>2755</text:p>
          </table:table-cell>
          <table:table-cell office:value-type="float" office:value="1203" table:style-name="ce1">
            <text:p>12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0];&quot; &quot;;[.K10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944" table:style-name="ce1">
            <text:p>1944</text:p>
          </table:table-cell>
          <table:table-cell office:value-type="float" office:value="639" table:style-name="ce1">
            <text:p>639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1];&quot; &quot;;[.K11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311" table:style-name="ce1">
            <text:p>2311</text:p>
          </table:table-cell>
          <table:table-cell office:value-type="float" office:value="1348" table:style-name="ce1">
            <text:p>1348</text:p>
          </table:table-cell>
          <table:table-cell office:value-type="float" office:value="411" table:style-name="ce1">
            <text:p>4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2];&quot; &quot;;[.K12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157" table:style-name="ce1">
            <text:p>15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200" table:style-name="ce1">
            <text:p>3200</text:p>
          </table:table-cell>
          <table:table-cell office:value-type="float" office:value="2748" table:style-name="ce1">
            <text:p>2748</text:p>
          </table:table-cell>
          <table:table-cell office:value-type="float" office:value="1244" table:style-name="ce1">
            <text:p>12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13];&quot; &quot;;[.K13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237" table:style-name="ce1">
            <text:p>237</text:p>
          </table:table-cell>
          <table:table-cell office:value-type="float" office:value="5" table:style-name="ce1">
            <text:p>5</text:p>
          </table:table-cell>
          <table:table-cell office:value-type="float" office:value="158" table:style-name="ce1">
            <text:p>158</text:p>
          </table:table-cell>
          <table:table-cell office:value-type="float" office:value="1921" table:style-name="ce1">
            <text:p>1921</text:p>
          </table:table-cell>
          <table:table-cell office:value-type="float" office:value="1326" table:style-name="ce1">
            <text:p>1326</text:p>
          </table:table-cell>
          <table:table-cell office:value-type="float" office:value="218" table:style-name="ce1">
            <text:p>2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4];&quot; &quot;;[.K14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332" table:style-name="ce1">
            <text:p>3332</text:p>
          </table:table-cell>
          <table:table-cell office:value-type="float" office:value="1460" table:style-name="ce1">
            <text:p>1460</text:p>
          </table:table-cell>
          <table:table-cell office:value-type="float" office:value="1749" table:style-name="ce1">
            <text:p>17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5];&quot; &quot;;[.K15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317" table:style-name="ce1">
            <text:p>10317</text:p>
          </table:table-cell>
          <table:table-cell office:value-type="float" office:value="2671" table:style-name="ce1">
            <text:p>2671</text:p>
          </table:table-cell>
          <table:table-cell office:value-type="float" office:value="8439" table:style-name="ce1">
            <text:p>84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16];&quot; &quot;;[.K16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718" table:style-name="ce1">
            <text:p>1718</text:p>
          </table:table-cell>
          <table:table-cell office:value-type="float" office:value="960" table:style-name="ce1">
            <text:p>960</text:p>
          </table:table-cell>
          <table:table-cell office:value-type="float" office:value="168" table:style-name="ce1">
            <text:p>1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7];&quot; &quot;;[.K17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219" table:style-name="ce1">
            <text:p>3219</text:p>
          </table:table-cell>
          <table:table-cell office:value-type="float" office:value="1451" table:style-name="ce1">
            <text:p>1451</text:p>
          </table:table-cell>
          <table:table-cell office:value-type="float" office:value="1683" table:style-name="ce1">
            <text:p>16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8];&quot; &quot;;[.K18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643" table:style-name="ce1">
            <text:p>10643</text:p>
          </table:table-cell>
          <table:table-cell office:value-type="float" office:value="2723" table:style-name="ce1">
            <text:p>2723</text:p>
          </table:table-cell>
          <table:table-cell office:value-type="float" office:value="9556" table:style-name="ce1">
            <text:p>95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19];&quot; &quot;;[.K19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4067" table:style-name="ce1">
            <text:p>4067</text:p>
          </table:table-cell>
          <table:table-cell office:value-type="float" office:value="652" table:style-name="ce1">
            <text:p>65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0];&quot; &quot;;[.K20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3569" table:style-name="ce1">
            <text:p>3569</text:p>
          </table:table-cell>
          <table:table-cell office:value-type="float" office:value="1194" table:style-name="ce1">
            <text:p>119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1];&quot; &quot;;[.K21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125" table:style-name="ce1">
            <text:p>125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3855" table:style-name="ce1">
            <text:p>3855</text:p>
          </table:table-cell>
          <table:table-cell office:value-type="float" office:value="2441" table:style-name="ce1">
            <text:p>244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22];&quot; &quot;;[.K22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3227" table:style-name="ce1">
            <text:p>3227</text:p>
          </table:table-cell>
          <table:table-cell office:value-type="float" office:value="549" table:style-name="ce1">
            <text:p>54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3];&quot; &quot;;[.K23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3588" table:style-name="ce1">
            <text:p>3588</text:p>
          </table:table-cell>
          <table:table-cell office:value-type="float" office:value="1141" table:style-name="ce1">
            <text:p>114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4];&quot; &quot;;[.K24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131" table:style-name="ce1">
            <text:p>131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972" table:style-name="ce1">
            <text:p>3972</text:p>
          </table:table-cell>
          <table:table-cell office:value-type="float" office:value="2317" table:style-name="ce1">
            <text:p>231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25];&quot; &quot;;[.K25])" table:style-name="ce1">
            <text:p>ExplicitTraceability JDT-based</text:p>
          </table:table-cell>
          <table:table-cell table:number-columns-repeated="2"/>
          <table:table-cell table:style-name="ce1">
            <draw:frame draw:z-index="2" draw:id="id3" draw:style-name="a3" draw:name="Diagram 4" svg:x="0.63726in" svg:y="0.17157in" svg:width="6.07598in" svg:height="5.0156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2731" table:style-name="ce1">
            <text:p>2731</text:p>
          </table:table-cell>
          <table:table-cell office:value-type="float" office:value="569" table:style-name="ce1">
            <text:p>56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6];&quot; &quot;;[.K26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2968" table:style-name="ce1">
            <text:p>2968</text:p>
          </table:table-cell>
          <table:table-cell office:value-type="float" office:value="1269" table:style-name="ce1">
            <text:p>126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7];&quot; &quot;;[.K27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5" table:style-name="ce1">
            <text:p>5</text:p>
          </table:table-cell>
          <table:table-cell office:value-type="float" office:value="4525" table:style-name="ce1">
            <text:p>4525</text:p>
          </table:table-cell>
          <table:table-cell office:value-type="float" office:value="2472" table:style-name="ce1">
            <text:p>247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28];&quot; &quot;;[.K28])" table:style-name="ce1">
            <text:p>QueryResul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499" table:style-name="ce1">
            <text:p>2499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29];&quot; &quot;;[.K29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39" table:style-name="ce1">
            <text:p>39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2967" table:style-name="ce1">
            <text:p>2967</text:p>
          </table:table-cell>
          <table:table-cell office:value-type="float" office:value="1191" table:style-name="ce1">
            <text:p>119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30];&quot; &quot;;[.K30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123" table:style-name="ce1">
            <text:p>123</text:p>
          </table:table-cell>
          <table:table-cell office:value-type="float" office:value="184" table:style-name="ce1">
            <text:p>184</text:p>
          </table:table-cell>
          <table:table-cell office:value-type="float" office:value="5" table:style-name="ce1">
            <text:p>5</text:p>
          </table:table-cell>
          <table:table-cell office:value-type="float" office:value="3920" table:style-name="ce1">
            <text:p>3920</text:p>
          </table:table-cell>
          <table:table-cell office:value-type="float" office:value="2418" table:style-name="ce1">
            <text:p>241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31];&quot; &quot;;[.K31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25" table:style-name="ce1">
            <text:p>25</text:p>
          </table:table-cell>
          <table:table-cell office:value-type="float" office:value="203" table:style-name="ce1">
            <text:p>203</text:p>
          </table:table-cell>
          <table:table-cell office:value-type="float" office:value="5" table:style-name="ce1">
            <text:p>5</text:p>
          </table:table-cell>
          <table:table-cell office:value-type="float" office:value="4697" table:style-name="ce1">
            <text:p>4697</text:p>
          </table:table-cell>
          <table:table-cell office:value-type="float" office:value="585" table:style-name="ce1">
            <text:p>58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2];&quot; &quot;;[.K32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41" table:style-name="ce1">
            <text:p>41</text:p>
          </table:table-cell>
          <table:table-cell office:value-type="float" office:value="225" table:style-name="ce1">
            <text:p>225</text:p>
          </table:table-cell>
          <table:table-cell office:value-type="float" office:value="5" table:style-name="ce1">
            <text:p>5</text:p>
          </table:table-cell>
          <table:table-cell office:value-type="float" office:value="5016" table:style-name="ce1">
            <text:p>5016</text:p>
          </table:table-cell>
          <table:table-cell office:value-type="float" office:value="1198" table:style-name="ce1">
            <text:p>119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3];&quot; &quot;;[.K33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127" table:style-name="ce1">
            <text:p>127</text:p>
          </table:table-cell>
          <table:table-cell office:value-type="float" office:value="507" table:style-name="ce1">
            <text:p>507</text:p>
          </table:table-cell>
          <table:table-cell office:value-type="float" office:value="3" table:style-name="ce1">
            <text:p>3</text:p>
          </table:table-cell>
          <table:table-cell office:value-type="float" office:value="6847" table:style-name="ce1">
            <text:p>6847</text:p>
          </table:table-cell>
          <table:table-cell office:value-type="float" office:value="2412" table:style-name="ce1">
            <text:p>24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34];&quot; &quot;;[.K34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15" table:style-name="ce1">
            <text:p>15</text:p>
          </table:table-cell>
          <table:table-cell office:value-type="float" office:value="112" table:style-name="ce1">
            <text:p>112</text:p>
          </table:table-cell>
          <table:table-cell office:value-type="float" office:value="4" table:style-name="ce1">
            <text:p>4</text:p>
          </table:table-cell>
          <table:table-cell office:value-type="float" office:value="4370" table:style-name="ce1">
            <text:p>4370</text:p>
          </table:table-cell>
          <table:table-cell office:value-type="float" office:value="566" table:style-name="ce1">
            <text:p>56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5];&quot; &quot;;[.K35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34" table:style-name="ce1">
            <text:p>34</text:p>
          </table:table-cell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office:value-type="float" office:value="4458" table:style-name="ce1">
            <text:p>4458</text:p>
          </table:table-cell>
          <table:table-cell office:value-type="float" office:value="1113" table:style-name="ce1">
            <text:p>11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6];&quot; &quot;;[.K36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194" table:style-name="ce1">
            <text:p>194</text:p>
          </table:table-cell>
          <table:table-cell office:value-type="float" office:value="527" table:style-name="ce1">
            <text:p>527</text:p>
          </table:table-cell>
          <table:table-cell office:value-type="float" office:value="5" table:style-name="ce1">
            <text:p>5</text:p>
          </table:table-cell>
          <table:table-cell office:value-type="float" office:value="7871" table:style-name="ce1">
            <text:p>7871</text:p>
          </table:table-cell>
          <table:table-cell office:value-type="float" office:value="2377" table:style-name="ce1">
            <text:p>237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37];&quot; &quot;;[.K37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253" table:style-name="ce1">
            <text:p>253</text:p>
          </table:table-cell>
          <table:table-cell office:value-type="float" office:value="122" table:style-name="ce1">
            <text:p>122</text:p>
          </table:table-cell>
          <table:table-cell office:value-type="float" office:value="175" table:style-name="ce1">
            <text:p>175</text:p>
          </table:table-cell>
          <table:table-cell office:value-type="float" office:value="2280" table:style-name="ce1">
            <text:p>2280</text:p>
          </table:table-cell>
          <table:table-cell office:value-type="float" office:value="1731" table:style-name="ce1">
            <text:p>1731</text:p>
          </table:table-cell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38];&quot; &quot;;[.K38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83" table:style-name="ce1">
            <text:p>83</text:p>
          </table:table-cell>
          <table:table-cell office:value-type="float" office:value="116" table:style-name="ce1">
            <text:p>116</text:p>
          </table:table-cell>
          <table:table-cell office:value-type="float" office:value="6" table:style-name="ce1">
            <text:p>6</text:p>
          </table:table-cell>
          <table:table-cell office:value-type="float" office:value="1993" table:style-name="ce1">
            <text:p>1993</text:p>
          </table:table-cell>
          <table:table-cell office:value-type="float" office:value="2034" table:style-name="ce1">
            <text:p>2034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39];&quot; &quot;;[.K39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148" table:style-name="ce1">
            <text:p>148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2087" table:style-name="ce1">
            <text:p>2087</text:p>
          </table:table-cell>
          <table:table-cell office:value-type="float" office:value="3647" table:style-name="ce1">
            <text:p>3647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0];&quot; &quot;;[.K40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1906" table:style-name="ce1">
            <text:p>1906</text:p>
          </table:table-cell>
          <table:table-cell office:value-type="float" office:value="1071" table:style-name="ce1">
            <text:p>1071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41];&quot; &quot;;[.K41])" table:style-name="ce1">
            <text:p>PartialBatch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50" table:style-name="ce1">
            <text:p>50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1983" table:style-name="ce1">
            <text:p>1983</text:p>
          </table:table-cell>
          <table:table-cell office:value-type="float" office:value="1713" table:style-name="ce1">
            <text:p>1713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42];&quot; &quot;;[.K42])" table:style-name="ce1">
            <text:p>PartialBatch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225" table:style-name="ce1">
            <text:p>225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2240" table:style-name="ce1">
            <text:p>2240</text:p>
          </table:table-cell>
          <table:table-cell office:value-type="float" office:value="3749" table:style-name="ce1">
            <text:p>374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43];&quot; &quot;;[.K43])" table:style-name="ce1">
            <text:p>PartialBatch JDT-based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4];&quot; &quot;;[.K44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5];&quot; &quot;;[.K45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6" table:style-name="ce1"/>
          <table:table-cell table:style-name="ce1">
            <draw:frame draw:z-index="4" draw:id="id5" draw:style-name="a5" draw:name="Diagram 5" svg:x="0.61275in" svg:y="0.03677in" svg:width="6.07598in" svg:height="5.015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office:string-value=" " table:formula="of:=CONCATENATE([.C46];&quot; &quot;;[.K46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7];&quot; &quot;;[.K47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 table:style-name="ce1"/>
          <table:table-cell office:value-type="string" office:string-value=" " table:formula="of:=CONCATENATE([.C48];&quot; &quot;;[.K48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49];&quot; &quot;;[.K49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0];&quot; &quot;;[.K50])" table:style-name="ce1">
            <text:p><text:s/></text:p>
          </table:table-cell>
          <table:table-cell table:number-columns-repeated="2" table:style-name="ce1"/>
          <table:table-cell table:style-name="ce1">
            <draw:frame draw:z-index="3" draw:id="id4" draw:style-name="a4" draw:name="Diagram 6" svg:x="0.60049in" svg:y="0.1348in" svg:width="6.07598in" svg:height="5.0156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2">
          <table:table-cell table:number-columns-repeated="12"/>
          <table:table-cell office:value-type="string" office:string-value=" " table:formula="of:=CONCATENATE([.C51];&quot; &quot;;[.K51])" table:style-name="ce1">
            <text:p><text:s/></text:p>
          </table:table-cell>
          <table:table-cell table:number-columns-repeated="3" table:style-name="ce1"/>
          <table:table-cell table:style-name="ce7"/>
          <table:table-cell table:number-columns-repeated="16367"/>
        </table:table-row>
        <table:table-row table:style-name="ro1">
          <table:table-cell table:number-columns-repeated="12"/>
          <table:table-cell office:value-type="string" office:string-value=" " table:formula="of:=CONCATENATE([.C52];&quot; &quot;;[.K52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3];&quot; &quot;;[.K53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4];&quot; &quot;;[.K54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5];&quot; &quot;;[.K55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6];&quot; &quot;;[.K56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7];&quot; &quot;;[.K57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8];&quot; &quot;;[.K58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59];&quot; &quot;;[.K59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0];&quot; &quot;;[.K60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1];&quot; &quot;;[.K61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2];&quot; &quot;;[.K62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3];&quot; &quot;;[.K63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4];&quot; &quot;;[.K64])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number-columns-repeated="12"/>
          <table:table-cell office:value-type="string" office:string-value=" " table:formula="of:=CONCATENATE([.C65];&quot; &quot;;[.K65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66];&quot; &quot;;[.K66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67];&quot; &quot;;[.K67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68];&quot; &quot;;[.K68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69];&quot; &quot;;[.K69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70];&quot; &quot;;[.K70])" table:style-name="ce1">
            <text:p><text:s/>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office:string-value=" " table:formula="of:=CONCATENATE([.C71];&quot; &quot;;[.K71])" table:style-name="ce1">
            <text:p><text:s/></text:p>
          </table:table-cell>
          <table:table-cell table:number-columns-repeated="16371"/>
        </table:table-row>
        <table:table-row table:number-rows-repeated="1048505" table:style-name="ro1">
          <table:table-cell table:number-columns-repeated="16384"/>
        </table:table-row>
      </table:table>
      <table:table table:name="mod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6">
            <text:p>XForm</text:p>
          </table:table-cell>
          <table:table-cell office:value-type="string" table:style-name="ce6">
            <text:p>CPSeObjects</text:p>
          </table:table-cell>
          <table:table-cell office:value-type="string" table:style-name="ce6">
            <text:p>CPSeReferences</text:p>
          </table:table-cell>
          <table:table-cell office:value-type="string" table:style-name="ce6">
            <text:p>DepeObjects</text:p>
          </table:table-cell>
          <table:table-cell office:value-type="string" table:style-name="ce6">
            <text:p>DepeReferences</text:p>
          </table:table-cell>
          <table:table-cell office:value-type="string" table:style-name="ce6">
            <text:p>TraceeObjects</text:p>
          </table:table-cell>
          <table:table-cell office:value-type="string" table:style-name="ce6">
            <text:p>TraceeReferences</text:p>
          </table:table-cell>
          <table:table-cell office:value-type="string" table:style-name="ce6">
            <text:p>SUMeObjects</text:p>
          </table:table-cell>
          <table:table-cell office:value-type="string" table:style-name="ce6">
            <text:p>SUMeReferences</text:p>
          </table:table-cell>
          <table:table-cell office:value-type="string" table:style-name="ce6">
            <text:p>Code generator typ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8" table:style-name="ce1">
            <text:p>1538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4" table:style-name="ce1">
            <text:p>489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tchSimple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5" table:style-name="ce1">
            <text:p>2975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8" table:style-name="ce1">
            <text:p>107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40" table:style-name="ce1">
            <text:p>740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3" table:style-name="ce1">
            <text:p>2973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6" table:style-name="ce1">
            <text:p>10726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4" table:style-name="ce1">
            <text:p>2974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7" table:style-name="ce1">
            <text:p>10727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8" table:style-name="ce1">
            <text:p>738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30" table:style-name="ce1">
            <text:p>223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3" table:style-name="ce1">
            <text:p>2973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6" table:style-name="ce1">
            <text:p>10726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3" table:style-name="ce1">
            <text:p>2973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6" table:style-name="ce1">
            <text:p>10726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number-rows-repeated="1048533" table:style-name="ro1">
          <table:table-cell table:number-columns-repeated="16384"/>
        </table:table-row>
      </table:table>
      <table:database-ranges>
        <table:database-range table:target-range-address="memory.C38:memory.J43" table:contains-header="false">
          <table:sort>
            <table:sort-by table:field-number="5"/>
          </table:sort>
        </table:database-range>
        <table:database-range table:target-range-address="time.B2:time.K71" table:contains-header="false">
          <table:sort>
            <table:sort-by table:field-number="1"/>
            <table:sort-by table:field-number="9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Márton Búr</dc:creator>
    <meta:creation-date>2015-03-02T09:41:11Z</meta:creation-date>
    <dc:date>2015-04-27T11:14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4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After first Xform (memory, kB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memory.$J$2" chart:values-cell-range-address="memory.$F$2:.$F$4" chart:class="chart:line" chart:attached-axis="primary-y" chart:style-name="G0S0">
            <chart:data-point chart:repeated="3"/>
          </chart:series>
          <chart:series chart:label-cell-address="memory.$J$8" chart:values-cell-range-address="memory.$F$8:.$F$10" chart:class="chart:line" chart:attached-axis="primary-y" chart:style-name="G0S1">
            <chart:data-point chart:repeated="3"/>
          </chart:series>
          <chart:series chart:label-cell-address="memory.$J$14" chart:values-cell-range-address="memory.$F$14:.$F$16" chart:class="chart:line" chart:attached-axis="primary-y" chart:style-name="G0S2">
            <chart:data-point chart:repeated="3"/>
          </chart:series>
          <chart:series chart:label-cell-address="memory.$J$20" chart:values-cell-range-address="memory.$F$20:.$F$22" chart:class="chart:line" chart:attached-axis="primary-y" chart:style-name="G0S3">
            <chart:data-point chart:repeated="3"/>
          </chart:series>
          <chart:series chart:label-cell-address="memory.$J$32" chart:values-cell-range-address="memory.$F$32:.$F$34" chart:class="chart:line" chart:attached-axis="primary-y" chart:style-name="G0S4">
            <chart:data-point chart:repeated="3"/>
          </chart:series>
          <chart:series chart:label-cell-address="memory.$J$26" chart:values-cell-range-address="memory.$F$26:.$F$28" chart:class="chart:line" chart:attached-axis="primary-y" chart:style-name="G0S5">
            <chart:data-point chart:repeated="3"/>
          </chart:series>
          <chart:series chart:label-cell-address="memory.$J$38" chart:values-cell-range-address="memory.$F$38:.$F$40" chart:class="chart:line" chart:attached-axis="primary-y" chart:style-name="G0S6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4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After last Xform (memory, kB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memory.$J$2" chart:values-cell-range-address="memory.$G$2:.$G$4" chart:class="chart:line" chart:attached-axis="primary-y" chart:style-name="G0S0">
            <chart:data-point chart:repeated="3"/>
          </chart:series>
          <chart:series chart:label-cell-address="memory.$J$8" chart:values-cell-range-address="memory.$G$8:.$G$10" chart:class="chart:line" chart:attached-axis="primary-y" chart:style-name="G0S1">
            <chart:data-point chart:repeated="3"/>
          </chart:series>
          <chart:series chart:label-cell-address="memory.$J$14" chart:values-cell-range-address="memory.$G$14:.$G$16" chart:class="chart:line" chart:attached-axis="primary-y" chart:style-name="G0S2">
            <chart:data-point chart:repeated="3"/>
          </chart:series>
          <chart:series chart:label-cell-address="memory.$J$20" chart:values-cell-range-address="memory.$G$20:.$G$22" chart:class="chart:line" chart:attached-axis="primary-y" chart:style-name="G0S3">
            <chart:data-point chart:repeated="3"/>
          </chart:series>
          <chart:series chart:label-cell-address="memory.$J$32" chart:values-cell-range-address="memory.$G$32:.$G$34" chart:class="chart:line" chart:attached-axis="primary-y" chart:style-name="G0S4">
            <chart:data-point chart:repeated="3"/>
          </chart:series>
          <chart:series chart:label-cell-address="memory.$J$26" chart:values-cell-range-address="memory.$G$26:.$G$28" chart:class="chart:line" chart:attached-axis="primary-y" chart:style-name="G0S5">
            <chart:data-point chart:repeated="3"/>
          </chart:series>
          <chart:series chart:label-cell-address="memory.$J$38" chart:values-cell-range-address="memory.$G$38:.$G$40" chart:class="chart:line" chart:attached-axis="primary-y" chart:style-name="G0S6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1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1st m2m Xform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38:.$B$40"/>
          </chart:axis>
          <chart:axis chart:dimension="y" chart:name="primary-y" chart:style-name="Axs1">
            <chart:grid chart:class="major" chart:style-name="GMa1"/>
          </chart:axis>
          <chart:series chart:label-cell-address="time.$M$2" chart:values-cell-range-address="time.$G$2:.$G$4" chart:class="chart:line" chart:attached-axis="primary-y" chart:style-name="G0S0">
            <chart:data-point chart:repeated="3"/>
          </chart:series>
          <chart:series chart:label-cell-address="time.$M$8" chart:values-cell-range-address="time.$G$8:.$G$10" chart:class="chart:line" chart:attached-axis="primary-y" chart:style-name="G0S1">
            <chart:data-point chart:repeated="3"/>
          </chart:series>
          <chart:series chart:label-cell-address="time.$M$14" chart:values-cell-range-address="time.$G$14:.$G$16" chart:class="chart:line" chart:attached-axis="primary-y" chart:style-name="G0S2">
            <chart:data-point chart:repeated="3"/>
          </chart:series>
          <chart:series chart:label-cell-address="time.$M$20" chart:values-cell-range-address="time.$G$20:.$G$22" chart:class="chart:line" chart:attached-axis="primary-y" chart:style-name="G0S3">
            <chart:data-point chart:repeated="3"/>
          </chart:series>
          <chart:series chart:label-cell-address="time.$M$32" chart:values-cell-range-address="time.$G$32:.$G$34" chart:class="chart:line" chart:attached-axis="primary-y" chart:style-name="G0S4">
            <chart:data-point chart:repeated="3"/>
          </chart:series>
          <chart:series chart:label-cell-address="time.$M$26" chart:values-cell-range-address="time.$G$26:.$G$28" chart:class="chart:line" chart:attached-axis="primary-y" chart:style-name="G0S5">
            <chart:data-point chart:repeated="3"/>
          </chart:series>
          <chart:series chart:label-cell-address="time.$M$38" chart:values-cell-range-address="time.$G$38:.$G$40" chart:class="chart:line" chart:attached-axis="primary-y" chart:style-name="G0S6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2nd m2m Xform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time.$M$2" chart:values-cell-range-address="time.$I$2:.$I$4" chart:class="chart:line" chart:attached-axis="primary-y" chart:style-name="G0S0">
            <chart:data-point chart:repeated="3"/>
          </chart:series>
          <chart:series chart:label-cell-address="time.$M$8" chart:values-cell-range-address="time.$I$8:.$I$10" chart:class="chart:line" chart:attached-axis="primary-y" chart:style-name="G0S1">
            <chart:data-point chart:repeated="3"/>
          </chart:series>
          <chart:series chart:label-cell-address="time.$M$14" chart:values-cell-range-address="time.$I$14:.$I$16" chart:class="chart:line" chart:attached-axis="primary-y" chart:style-name="G0S2">
            <chart:data-point chart:repeated="3"/>
          </chart:series>
          <chart:series chart:label-cell-address="time.$M$20" chart:values-cell-range-address="time.$I$20:.$I$22" chart:class="chart:line" chart:attached-axis="primary-y" chart:style-name="G0S3">
            <chart:data-point chart:repeated="3"/>
          </chart:series>
          <chart:series chart:label-cell-address="time.$M$32" chart:values-cell-range-address="time.$I$32:.$I$34" chart:class="chart:line" chart:attached-axis="primary-y" chart:style-name="G0S4">
            <chart:data-point chart:repeated="3"/>
          </chart:series>
          <chart:series chart:label-cell-address="time.$M$26" chart:values-cell-range-address="time.$I$26:.$I$28" chart:class="chart:line" chart:attached-axis="primary-y" chart:style-name="G0S5">
            <chart:data-point chart:repeated="3"/>
          </chart:series>
          <chart:series chart:label-cell-address="time.$M$38" chart:values-cell-range-address="time.$I$38:.$I$40" chart:class="chart:line" chart:attached-axis="primary-y" chart:style-name="G0S6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1st m2t Xform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38:.$B$40"/>
          </chart:axis>
          <chart:axis chart:dimension="y" chart:name="primary-y" chart:style-name="Axs1">
            <chart:grid chart:class="major" chart:style-name="GMa1"/>
          </chart:axis>
          <chart:series chart:label-cell-address="time.$M$2" chart:values-cell-range-address="time.$H$2:.$H$4" chart:class="chart:line" chart:attached-axis="primary-y" chart:style-name="G0S0">
            <chart:data-point chart:repeated="3"/>
          </chart:series>
          <chart:series chart:label-cell-address="time.$M$8" chart:values-cell-range-address="time.$H$8:.$H$10" chart:class="chart:line" chart:attached-axis="primary-y" chart:style-name="G0S1">
            <chart:data-point chart:repeated="3"/>
          </chart:series>
          <chart:series chart:label-cell-address="time.$M$14" chart:values-cell-range-address="time.$H$14:.$H$16" chart:class="chart:line" chart:attached-axis="primary-y" chart:style-name="G0S2">
            <chart:data-point chart:repeated="3"/>
          </chart:series>
          <chart:series chart:label-cell-address="time.$M$20" chart:values-cell-range-address="time.$H$20:.$H$22" chart:class="chart:line" chart:attached-axis="primary-y" chart:style-name="G0S3">
            <chart:data-point chart:repeated="3"/>
          </chart:series>
          <chart:series chart:label-cell-address="time.$M$32" chart:values-cell-range-address="time.$H$32:.$H$34" chart:class="chart:line" chart:attached-axis="primary-y" chart:style-name="G0S4">
            <chart:data-point chart:repeated="3"/>
          </chart:series>
          <chart:series chart:label-cell-address="time.$M$26" chart:values-cell-range-address="time.$H$26:.$H$28" chart:class="chart:line" chart:attached-axis="primary-y" chart:style-name="G0S5">
            <chart:data-point chart:repeated="3"/>
          </chart:series>
          <chart:series chart:label-cell-address="time.$M$38" chart:values-cell-range-address="time.$H$41:.$H$43" chart:class="chart:line" chart:attached-axis="primary-y" chart:style-name="G0S6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Code generator comparison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4"/>
          </chart:axis>
          <chart:axis chart:dimension="y" chart:name="primary-y" chart:style-name="Axs1">
            <chart:grid chart:class="major" chart:style-name="GMa1"/>
          </chart:axis>
          <chart:series chart:label-cell-address="time.$K$2" chart:values-cell-range-address="time.$H$2:.$H$4" chart:class="chart:line" chart:attached-axis="primary-y" chart:style-name="G0S0">
            <chart:data-point chart:repeated="3"/>
          </chart:series>
          <chart:series chart:label-cell-address="time.$K$5" chart:values-cell-range-address="time.$H$5:.$H$7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